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Baza danych.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play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ick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player's_{id}_characters_I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haracter_id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charact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experience</text:p>
          </table:table-cell>
          <table:table-cell office:value-type="string" calcext:value-type="string">
            <text:p>skill_point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character's_{id}_skil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ce1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ł Jereczek</meta:initial-creator>
    <meta:creation-date>2015-06-30T10:40:39.715415326</meta:creation-date>
    <dc:date>2015-06-30T12:45:48.441843919</dc:date>
    <dc:creator>Michał Jereczek</dc:creator>
    <meta:editing-duration>PT2H3M26S</meta:editing-duration>
    <meta:editing-cycles>4</meta:editing-cycles>
    <meta:generator>LibreOffice/4.2.8.2$Linux_X86_64 LibreOffice_project/420m0$Build-2</meta:generator>
    <meta:document-statistic meta:table-count="1" meta:cell-count="19" meta:object-count="0"/>
  </office:meta>
</office:document-meta>
</file>